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UsersJdbcRepository.test( String 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sersJdbcRepository.add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UsersJdbcRepository.setUserForUpdateStatement( User user , PreparedStatement user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UsersJdbcRepository.setUserForInsertStatement( User user , PreparedStatement userIn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sersJdbcRepository.readUserFromResultSet( ResultSet rs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